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ccff" style:font-name="Arial"/>
    </style:style>
    <style:style style:name="P2" style:family="paragraph" style:parent-style-name="Standard">
      <style:text-properties fo:color="#00ccff" style:font-name="Arial" fo:background-color="#ff6600"/>
    </style:style>
    <style:style style:name="P3" style:family="paragraph" style:parent-style-name="Standard">
      <style:text-properties fo:color="#00ccff" style:font-name="Arial" fo:font-size="12pt" style:font-size-asian="12pt" style:font-size-complex="12pt"/>
    </style:style>
    <style:style style:name="P4" style:family="paragraph" style:parent-style-name="Standard">
      <style:text-properties fo:color="#00cc00" style:font-name="Arial"/>
    </style:style>
    <style:style style:name="P5" style:family="paragraph" style:parent-style-name="Standard">
      <style:text-properties fo:color="#00cc00" style:font-name="Arial" fo:background-color="transparent"/>
    </style:style>
    <style:style style:name="P6" style:family="paragraph" style:parent-style-name="Standard">
      <style:text-properties fo:color="#00cc00" style:font-name="Arial" officeooo:rsid="0007e7b0" officeooo:paragraph-rsid="000a4907"/>
    </style:style>
    <style:style style:name="P7" style:family="paragraph" style:parent-style-name="Standard">
      <style:text-properties fo:color="#00cc00" style:font-name="Arial" fo:font-size="12pt" style:font-size-asian="12pt" style:font-size-complex="12pt"/>
    </style:style>
    <style:style style:name="P8" style:family="paragraph" style:parent-style-name="Standard">
      <style:text-properties style:font-name="Arial"/>
    </style:style>
    <style:style style:name="P9" style:family="paragraph" style:parent-style-name="Standard">
      <style:text-properties style:font-name="Arial" fo:font-size="12pt" style:font-size-asian="12pt" style:font-size-complex="12pt"/>
    </style:style>
    <style:style style:name="P10" style:family="paragraph" style:parent-style-name="Standard">
      <style:paragraph-properties fo:background-color="transparent">
        <style:background-image/>
      </style:paragraph-properties>
      <style:text-properties style:font-name="Arial"/>
    </style:style>
    <style:style style:name="P11" style:family="paragraph" style:parent-style-name="Standard">
      <style:text-properties fo:color="#00cc00" style:font-name="Arial"/>
    </style:style>
    <style:style style:name="P12" style:family="paragraph" style:parent-style-name="Standard">
      <style:text-properties fo:color="#00cc00" style:font-name="Arial" fo:font-size="12pt" style:font-size-asian="12pt" style:font-size-complex="12pt"/>
    </style:style>
    <style:style style:name="P13" style:family="paragraph" style:parent-style-name="Standard">
      <style:text-properties fo:color="#00cc00" style:font-name="Arial" fo:font-size="12pt" officeooo:rsid="0007e7b0" officeooo:paragraph-rsid="0007e7b0" style:font-size-asian="12pt" style:font-size-complex="12pt"/>
    </style:style>
    <style:style style:name="P14" style:family="paragraph" style:parent-style-name="Standard">
      <style:text-properties fo:color="#00cc00" style:font-name="Arial" officeooo:rsid="000a4907" officeooo:paragraph-rsid="000a4907"/>
    </style:style>
    <style:style style:name="P15" style:family="paragraph" style:parent-style-name="Heading_20_1">
      <style:text-properties style:font-name="Arial"/>
    </style:style>
    <style:style style:name="P16" style:family="paragraph" style:parent-style-name="Heading_20_3">
      <style:text-properties style:font-name="Arial" fo:font-size="12pt" style:font-size-asian="12pt" style:font-size-complex="12pt"/>
    </style:style>
    <style:style style:name="P17" style:family="paragraph" style:parent-style-name="Heading_20_3">
      <style:text-properties style:font-name="Arial" fo:font-size="12pt" officeooo:paragraph-rsid="0007e7b0" style:font-size-asian="12pt" style:font-size-complex="12pt"/>
    </style:style>
    <style:style style:name="T1" style:family="text">
      <style:text-properties fo:color="#00ccff"/>
    </style:style>
    <style:style style:name="T2" style:family="text">
      <style:text-properties fo:color="#00ccff" fo:background-color="#ff6600"/>
    </style:style>
    <style:style style:name="T3" style:family="text">
      <style:text-properties fo:color="#00ccff" fo:background-color="transparent"/>
    </style:style>
    <style:style style:name="T4" style:family="text">
      <style:text-properties fo:color="#00ccff" officeooo:rsid="0006a317" fo:background-color="transparent"/>
    </style:style>
    <style:style style:name="T5" style:family="text">
      <style:text-properties fo:color="#00cc00"/>
    </style:style>
    <style:style style:name="T6" style:family="text">
      <style:text-properties fo:color="#00cc00" fo:background-color="transparent"/>
    </style:style>
    <style:style style:name="T7" style:family="text">
      <style:text-properties fo:color="#00cc00" officeooo:rsid="0006a317" fo:background-color="transparent"/>
    </style:style>
    <style:style style:name="T8" style:family="text">
      <style:text-properties fo:color="#00cc00" officeooo:rsid="0007e7b0" fo:background-color="transparent"/>
    </style:style>
    <style:style style:name="T9" style:family="text">
      <style:text-properties fo:background-color="#ff6600"/>
    </style:style>
    <style:style style:name="T10" style:family="text">
      <style:text-properties officeooo:rsid="0006a317"/>
    </style:style>
    <style:style style:name="T11" style:family="text">
      <style:text-properties fo:background-color="transparent"/>
    </style:style>
    <style:style style:name="T12" style:family="text">
      <style:text-properties officeooo:rsid="0007e7b0"/>
    </style:style>
    <style:style style:name="T13" style:family="text">
      <style:text-properties officeooo:rsid="0009d161"/>
    </style:style>
    <style:style style:name="T14" style:family="text">
      <style:text-properties officeooo:rsid="000a490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Dark Side of Morra - Dokumentation</text:h>
      <text:p text:style-name="P5">[Anmerkung <text:span text:style-name="T10">R.</text:span>: Sollten hier nicht die Arbeitspakete aus dem Backlog / Roadmap stehen?]</text:p>
      <text:p text:style-name="P10"><text:span text:style-name="T6">[Anmerkung </text:span><text:span text:style-name="T7">R.</text:span><text:span text:style-name="T6">: es ist nicht ersichtlich welche Arbeitspakete erreicht, und welche nicht erreicht wurden → 2 Listen]</text:span><text:line-break/><text:span text:style-name="T3">[Antwort auf Anmerkung </text:span><text:span text:style-name="T4">B.</text:span><text:span text:style-name="T3">: Das sind eigentlich die Sachen aus dem Backlog / Roadmap und Trello in eine Liste vereint, ich habe aber die weggelassen, die wir eigentlich nur als „optional, wenn Zeit“ angenommen hatten (bzw. die bei mir als solche gespeichert waren). Von den hier stehenden Paketen </text:span><text:span text:style-name="T2">haben wir ja alle erledigt</text:span><text:span text:style-name="T3">. Alternativ kann ich natürlich die optionalen Arbeitspakete noch mit aufführen.]</text:span></text:p>
      <text:h text:style-name="P16" text:outline-level="3">Vorgenommene und erreichte Arbeitspakete:</text:h>
      <text:p text:style-name="P13">Spielwelt darstellen</text:p>
      <text:p text:style-name="P1">Versionskontrolle</text:p>
      <text:p text:style-name="P1">Player Controller (Laufen, Springen, Klettern, Schießen, Lebensverwaltung)</text:p>
      <text:p text:style-name="P1">Camera Controller (Automatisches Verfolgen des Spielers)</text:p>
      <text:p text:style-name="P1">Sprite Controller (Animation der Game Objects anhand von Sprite Sheets)</text:p>
      <text:p text:style-name="P1">Level Design (Plattformen, Leitern, Hintergrund)</text:p>
      <text:p text:style-name="P1">Menüs: Startmenü, Pausenbildschirm, <text:span text:style-name="T9">Credits</text:span><text:span text:style-name="T11"> </text:span><text:span text:style-name="T7">(eine Leere Szene ohne Inhalt)</text:span></text:p>
      <text:p text:style-name="P1">Lebensanzeige</text:p>
      <text:p text:style-name="P1">Speichern der erreichten Level<text:span text:style-name="T13">s</text:span></text:p>
      <text:p text:style-name="P6">Sich wehrende Gegner die man abschießen kan<text:span text:style-name="T14">n</text:span></text:p>
      <text:p text:style-name="P14">Gegner die sich über mehrere Plattformen hinweg bewegen können</text:p>
      <text:p text:style-name="P1">Unterschiedliche Gegnertypen mit individuellen Features</text:p>
      <text:p text:style-name="P1">Bossgegner</text:p>
      <text:p text:style-name="P1"><text:span text:style-name="T9">Storytelling</text:span><text:span text:style-name="T6"> </text:span><text:span text:style-name="T7">(Verbuggt / nicht fertig eingebaut / </text:span><text:span text:style-name="T8">derzeit nur im Bosslevel</text:span><text:span text:style-name="T7">)</text:span> (NPCs, Questtexte, geskriptete Events)</text:p>
      <text:p text:style-name="P2">Sprite Sheets und Texturen<text:span text:style-name="T6"> </text:span><text:span text:style-name="T7">(Es fehlen noch ein paar benötigte)</text:span></text:p>
      <text:p text:style-name="P8"/>
      <text:h text:style-name="P16" text:outline-level="3">Zusätzliche <text:span text:style-name="T12">abgeschlossene </text:span>Arbeitspakete:</text:h>
      <text:p text:style-name="P9"><text:span text:style-name="T1">Gegner lassen Health Globes fallen<text:line-break/></text:span><text:span text:style-name="T2">sich bewegende Plattformen</text:span><text:span text:style-name="T6"> </text:span><text:span text:style-name="T7">(nicht eingebaut in Levels)</text:span><text:span text:style-name="T1"><text:line-break/>Teleportation<text:line-break/>Treppen<text:line-break/>ein zweites Level und ein Bosslevel<text:line-break/>Menü: Levelauswahl</text:span></text:p>
      <text:h text:style-name="P17" text:outline-level="3"><text:span text:style-name="T12">Nicht</text:span> <text:span text:style-name="T12">abgeschlossene </text:span>Arbeitspakete:</text:h>
      <text:p text:style-name="P7">Einführungslevel (ist ein reguläres Level)</text:p>
      <text:p text:style-name="P7">Credits</text:p>
      <text:p text:style-name="P7">Storytelling (nur im Bosslevel)</text:p>
      <text:p text:style-name="P4">Checkpoints bei größeren Levels (Level sind nicht groß genug um sie zu benötigen)</text:p>
      <text:p text:style-name="P4">Punktesystem (lokale Highscores)</text:p>
      <text:p text:style-name="P4">RPG-Elemente</text:p>
      <text:p text:style-name="P4">verschiedene Waffen</text:p>
      <text:p text:style-name="P4">Musikalische Untermalung</text:p>
      <text:p text:style-name="P4"><text:soft-page-break/>Karte der Spielwelt</text:p>
      <text:h text:style-name="P16" text:outline-level="3">Review der Teamarbeit:</text:h>
      <text:p text:style-name="P9">Was hat gut funktioniert?</text:p>
      <text:p text:style-name="P3">- Versionskontrolle</text:p>
      <text:p text:style-name="P7">- regelmäßige Treffen in der Hochschule, auch ohne Agenda</text:p>
      <text:p text:style-name="P9"/>
      <text:p text:style-name="P9">Was sollte beim nächsten Mal mehr gemacht werden?</text:p>
      <text:p text:style-name="P9"><text:span text:style-name="T1">- mehr direkte Kommunikation via Skype oder Treffen</text:span> <text:span text:style-name="T5">(jede Woche statt alle zwei)</text:span></text:p>
      <text:p text:style-name="P7">- mehr Dokumentation / Kommentierung schon beim Schreiben des Codes</text:p>
      <text:p text:style-name="P9"/>
      <text:p text:style-name="P9">Was sollte beim nächsten Mal anders gemacht werden?</text:p>
      <text:p text:style-name="P7">- es sollte jeder Projektbeteiligte möglichst immer zu den Meetings kommen</text:p>
      <text:p text:style-name="P7">- Commit-Messages bei allen größeren Änderungen angeben</text:p>
      <text:p text:style-name="P7">- bevor man eine Datei ändern will diese Sperren und auf neue Updates prüfen, um Änderungen anderer Personen nicht rückgängig zu machen (Warnmeldungen diesbezüglich nicht ungelesen wegklicken)</text:p>
      <text:p text:style-name="P9"/>
      <text:p text:style-name="P9"/>
      <text:p text:style-name="P9">Was sollte man beim nächsten Mal versuchen?</text:p>
      <text:p text:style-name="P7">- mehr als jeweils nur eine Person den Arbeitspaketen zuweisen (→ mehr Kommunikation, Feedback und Qualität).</text:p>
      <text:p text:style-name="P9"/>
      <text:p text:style-name="P9">Was sollte man nicht mehr, bzw. deutlich weniger machen?</text:p>
      <text:p text:style-name="P9"><text:span text:style-name="T5">- Prokrastinieren.</text:span><text:line-break/><text:line-break/><text:line-break/><text:span text:style-name="T3">[Anmerkung: Sehr gute Erweiterungen, gerade „Prokrastinieren“ trifft sehr gut zu]</text:span></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color="#00ccff"/>
    </style:style>
    <style:style style:name="MT2" style:family="text">
      <style:text-properties fo:color="#00cc0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pan text:style-name="MT1">Bent Nürnberg</text:span>, <text:span text:style-name="MT2">Robin C. Ladiges</text:span>,</text:p>
        <text:p text:style-name="Footer">Tanja Blücher, Dennis Nabel,</text:p>
        <text:p text:style-name="Footer">Florian Roepstorf<text:tab/>MS1 Projekt 1: Dokumentation<text:tab/>Seite <text:page-number text:select-page="current">2</text:page-number> von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0T12:11:35.40</meta:creation-date>
    <dc:date>2013-09-12T00:12:42.965000000</dc:date>
    <meta:editing-duration>PT1H44M22S</meta:editing-duration>
    <meta:editing-cycles>19</meta:editing-cycles>
    <meta:generator>LibreOffice/4.1.0.4$Windows_x86 LibreOffice_project/89ea49ddacd9aa532507cbf852f2bb22b1ace28</meta:generator>
    <meta:document-statistic meta:table-count="0" meta:image-count="0" meta:object-count="0" meta:page-count="2" meta:paragraph-count="49" meta:word-count="422" meta:character-count="3061" meta:non-whitespace-character-count="2686"/>
  </office:meta>
</office:document-meta>
</file>